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26in" style:rel-column-width="10917*"/>
    </style:style>
    <style:style style:name="Table2.B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4in" style:rel-column-width="10930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1" style:family="table">
      <style:table-properties style:width="5.0493in" table:align="left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0.7347in"/>
    </style:style>
    <style:style style:name="Table1.C" style:family="table-column">
      <style:table-column-properties style:column-width="0.4in"/>
    </style:style>
    <style:style style:name="Table1.D" style:family="table-column">
      <style:table-column-properties style:column-width="1.9444in"/>
    </style:style>
    <style:style style:name="Table1.E" style:family="table-column">
      <style:table-column-properties style:column-width="0.3229in"/>
    </style:style>
    <style:style style:name="Table1.F" style:family="table-column">
      <style:table-column-properties style:column-width="1.108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22b1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72684" officeooo:paragraph-rsid="0059d9b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72b852" officeooo:paragraph-rsid="0062c79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a5a01" officeooo:paragraph-rsid="00678b4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9d031" officeooo:paragraph-rsid="0062c79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f1db8" officeooo:paragraph-rsid="006bafc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592ec" officeooo:paragraph-rsid="005592ec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f1db8" officeooo:paragraph-rsid="006bafcd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ef182" officeooo:paragraph-rsid="006bafcd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9d031" officeooo:paragraph-rsid="006bafcd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bafcd" officeooo:paragraph-rsid="006bafcd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72b852" officeooo:paragraph-rsid="0062c79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62c793" officeooo:paragraph-rsid="0062c79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09e45" officeooo:paragraph-rsid="006bafcd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DejaVu Sans Condensed" officeooo:rsid="00680088" officeooo:paragraph-rsid="0059d9bd"/>
    </style:style>
    <style:style style:name="P16" style:family="paragraph" style:parent-style-name="Standard">
      <style:text-properties style:font-name="DejaVu Sans Condensed" officeooo:paragraph-rsid="0059d9bd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e2049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e2049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59d9bd"/>
    </style:style>
    <style:style style:name="P20" style:family="paragraph" style:parent-style-name="Standard">
      <style:paragraph-properties fo:text-align="start" style:justify-single-word="false"/>
      <style:text-properties officeooo:paragraph-rsid="005e2049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0088" officeooo:paragraph-rsid="0059d9b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59d9bd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59d9b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9d9bd" officeooo:paragraph-rsid="0059d9b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592ec" officeooo:paragraph-rsid="0059d9b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592ec" officeooo:paragraph-rsid="005592ec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592ec" officeooo:paragraph-rsid="005592ec" style:font-size-asian="12pt" style:font-weight-asian="normal" style:font-size-complex="12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5592ec" officeooo:paragraph-rsid="005592ec" style:font-size-asian="12pt" style:font-weight-asian="normal" style:font-size-complex="12pt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592ec" officeooo:paragraph-rsid="005592ec" style:font-size-asian="12pt" style:font-weight-asian="normal" style:font-size-complex="12pt" style:font-weight-complex="normal"/>
    </style:style>
    <style:style style:name="P30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72b852" officeooo:paragraph-rsid="0062c793" style:font-size-asian="12pt" style:font-weight-asian="normal" style:font-size-complex="12pt" style:font-weight-complex="normal"/>
    </style:style>
    <style:style style:name="P31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72b852" officeooo:paragraph-rsid="0062c793" style:font-size-asian="12pt" style:font-weight-asian="normal" style:font-size-complex="12pt" style:font-weight-complex="normal"/>
    </style:style>
    <style:style style:name="P32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72b852" officeooo:paragraph-rsid="0062c793" style:font-size-asian="12pt" style:font-weight-asian="normal" style:font-size-complex="12pt" style:font-weight-complex="normal"/>
    </style:style>
    <style:style style:name="P33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69d031" officeooo:paragraph-rsid="006bafcd" style:font-size-asian="12pt" style:font-weight-asian="normal" style:font-size-complex="12pt" style:font-weight-complex="normal"/>
    </style:style>
    <style:style style:name="P34" style:family="paragraph" style:parent-style-name="Standard" style:list-style-name="L13">
      <style:paragraph-properties fo:text-align="start" style:justify-single-word="false"/>
      <style:text-properties style:font-name="DejaVu Sans Condensed" fo:font-size="12pt" fo:font-weight="normal" officeooo:rsid="0069d031" officeooo:paragraph-rsid="0069d031" style:font-size-asian="12pt" style:font-weight-asian="normal" style:font-size-complex="12pt" style:font-weight-complex="normal"/>
    </style:style>
    <style:style style:name="P35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62c793" officeooo:paragraph-rsid="006bafcd" style:font-size-asian="12pt" style:font-weight-asian="normal" style:font-size-complex="12pt" style:font-weight-complex="normal"/>
    </style:style>
    <style:style style:name="P36" style:family="paragraph" style:parent-style-name="Standard" style:list-style-name="L13">
      <style:paragraph-properties fo:text-align="start" style:justify-single-word="false"/>
      <style:text-properties style:font-name="DejaVu Sans Condensed" fo:font-size="12pt" fo:font-weight="normal" officeooo:rsid="0062c793" officeooo:paragraph-rsid="0062c793" style:font-size-asian="12pt" style:font-weight-asian="normal" style:font-size-complex="12pt" style:font-weight-complex="normal"/>
    </style:style>
    <style:style style:name="P37" style:family="paragraph" style:parent-style-name="Standard" style:list-style-name="L13">
      <style:paragraph-properties fo:text-align="start" style:justify-single-word="false"/>
      <style:text-properties style:font-name="DejaVu Sans Condensed" fo:font-size="12pt" fo:font-weight="normal" officeooo:rsid="0062c793" officeooo:paragraph-rsid="0069d031" style:font-size-asian="12pt" style:font-weight-asian="normal" style:font-size-complex="12pt" style:font-weight-complex="normal"/>
    </style:style>
    <style:style style:name="P38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6bafcd" officeooo:paragraph-rsid="006bafcd" style:font-size-asian="12pt" style:font-weight-asian="normal" style:font-size-complex="12pt" style:font-weight-complex="normal"/>
    </style:style>
    <style:style style:name="P39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50e27b" officeooo:paragraph-rsid="006bafcd" style:font-size-asian="12pt" style:font-weight-asian="normal" style:font-size-complex="12pt" style:font-weight-complex="normal"/>
    </style:style>
    <style:style style:name="P40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509e45" officeooo:paragraph-rsid="006bafcd" style:font-size-asian="12pt" style:font-weight-asian="normal" style:font-size-complex="12pt" style:font-weight-complex="normal"/>
    </style:style>
    <style:style style:name="P41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6d5c53" officeooo:paragraph-rsid="006bafcd" style:font-size-asian="12pt" style:font-weight-asian="normal" style:font-size-complex="12pt" style:font-weight-complex="normal"/>
    </style:style>
    <style:style style:name="P42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64c3f1" officeooo:paragraph-rsid="006bafcd" style:font-size-asian="12pt" style:font-weight-asian="normal" style:font-size-complex="12pt" style:font-weight-complex="normal"/>
    </style:style>
    <style:style style:name="P43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63ee81" officeooo:paragraph-rsid="0063ee81" style:font-size-asian="12pt" style:font-weight-asian="normal" style:font-size-complex="12pt" style:font-weight-complex="normal"/>
    </style:style>
    <style:style style:name="P44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63ee81" officeooo:paragraph-rsid="0063ee81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678b44" officeooo:paragraph-rsid="005592ec" style:font-size-asian="12pt" style:font-weight-asian="normal" style:font-size-complex="12pt" style:font-weight-complex="normal"/>
    </style:style>
    <style:style style:name="P46" style:family="paragraph" style:parent-style-name="Standard" style:list-style-name="L9">
      <style:paragraph-properties fo:text-align="start" style:justify-single-word="false"/>
      <style:text-properties style:font-name="DejaVu Sans Condensed" fo:font-size="12pt" fo:font-style="normal" fo:font-weight="normal" officeooo:rsid="006bafcd" officeooo:paragraph-rsid="006bafcd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9">
      <style:paragraph-properties fo:text-align="start" style:justify-single-word="false"/>
      <style:text-properties style:font-name="DejaVu Sans Condensed" fo:font-size="12pt" fo:font-style="normal" fo:font-weight="normal" officeooo:rsid="006f1db8" officeooo:paragraph-rsid="006bafcd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officeooo:paragraph-rsid="005592ec"/>
    </style:style>
    <style:style style:name="P49" style:family="paragraph" style:parent-style-name="Standard" style:list-style-name="L3">
      <style:paragraph-properties fo:text-align="start" style:justify-single-word="false"/>
      <style:text-properties officeooo:paragraph-rsid="005592ec"/>
    </style:style>
    <style:style style:name="P50" style:family="paragraph" style:parent-style-name="Standard" style:list-style-name="L4">
      <style:paragraph-properties fo:text-align="start" style:justify-single-word="false"/>
      <style:text-properties officeooo:paragraph-rsid="005592ec"/>
    </style:style>
    <style:style style:name="P51" style:family="paragraph" style:parent-style-name="Standard" style:list-style-name="L12">
      <style:paragraph-properties fo:text-align="start" style:justify-single-word="false"/>
      <style:text-properties officeooo:paragraph-rsid="0065e44c"/>
    </style:style>
    <style:style style:name="T1" style:family="text">
      <style:text-properties style:font-name="DejaVu Sans Condensed" fo:font-size="12pt" fo:font-weight="normal" officeooo:rsid="005592ec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561949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6450a4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65e44c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bold" officeooo:rsid="0041ce94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53dda3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56807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592ec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561949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9af84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612bec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62c793" style:font-size-asian="12pt" style:font-weight-asian="bold" style:font-size-complex="12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57e4e3"/>
    </style:style>
    <style:style style:name="T16" style:family="text">
      <style:text-properties officeooo:rsid="0059d9bd"/>
    </style:style>
    <style:style style:name="T17" style:family="text">
      <style:text-properties style:text-line-through-style="none" style:text-line-through-type="none"/>
    </style:style>
    <style:style style:name="T18" style:family="text">
      <style:text-properties style:text-line-through-style="none" style:text-line-through-type="none" style:font-name="DejaVu Sans Condensed" fo:font-size="12pt" fo:font-style="normal" fo:font-weight="normal" officeooo:rsid="0059d9bd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officeooo:rsid="00376743"/>
    </style:style>
    <style:style style:name="T21" style:family="text">
      <style:text-properties officeooo:rsid="0035db3e"/>
    </style:style>
    <style:style style:name="T22" style:family="text">
      <style:text-properties officeooo:rsid="006830a0"/>
    </style:style>
    <style:style style:name="T23" style:family="text">
      <style:text-properties officeooo:rsid="006ef182"/>
    </style:style>
    <style:style style:name="T24" style:family="text">
      <style:text-properties officeooo:rsid="006f1db8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72b852" style:font-style-asian="normal" style:font-style-complex="normal"/>
    </style:style>
    <style:style style:name="T27" style:family="text">
      <style:text-properties fo:font-style="normal" fo:font-weight="bold" officeooo:rsid="0072b852" style:font-style-asian="normal" style:font-weight-asian="bold" style:font-style-complex="normal" style:font-weight-complex="bold"/>
    </style:style>
    <style:style style:name="T28" style:family="text">
      <style:text-properties officeooo:rsid="0062c793"/>
    </style:style>
    <style:style style:name="T29" style:family="text">
      <style:text-properties officeooo:rsid="0050e27b"/>
    </style:style>
    <style:style style:name="T30" style:family="text">
      <style:text-properties officeooo:rsid="006d5c53"/>
    </style:style>
    <style:style style:name="T31" style:family="text">
      <style:text-properties officeooo:rsid="006df555"/>
    </style:style>
    <style:style style:name="T32" style:family="text">
      <style:text-properties officeooo:rsid="006bafc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 table:number-columns-repeated="4"/>
        <table:table-column table:style-name="Table2.F"/>
        <table:table-row>
          <table:table-cell table:style-name="Table2.A1" office:value-type="string">
            <text:p text:style-name="P17">1<text:span text:style-name="T21">xx</text:span> - Controls</text:p>
          </table:table-cell>
          <table:table-cell table:style-name="Table2.A1" office:value-type="string">
            <text:p text:style-name="P18">2xx - Ground</text:p>
          </table:table-cell>
          <table:table-cell table:style-name="Table2.C1" office:value-type="string">
            <text:p text:style-name="P18">3xx - Flight</text:p>
          </table:table-cell>
          <table:table-cell table:style-name="Table2.D1" office:value-type="string">
            <text:p text:style-name="P18">4xx - A2A</text:p>
          </table:table-cell>
          <table:table-cell table:style-name="Table2.A1" office:value-type="string">
            <text:p text:style-name="P18">5xx - A2G</text:p>
          </table:table-cell>
          <table:table-cell table:style-name="Table2.F1" office:value-type="string">
            <text:p text:style-name="P18">6xx - Misc</text:p>
          </table:table-cell>
        </table:table-row>
      </table:table>
      <text:p text:style-name="P20"><text:span text:style-name="T8">3</text:span><text:span text:style-name="T11">0</text:span><text:span text:style-name="T12">3</text:span><text:span text:style-name="T5"> </text:span><text:span text:style-name="T6">- </text:span><text:span text:style-name="T7">Flight - </text:span><text:span text:style-name="T10">Radios</text:span></text:p>
      <text:p text:style-name="P1"/>
      <text:p text:style-name="P2"><text:span text:style-name="T17">Radio </text:span><text:span text:style-name="T20">setup and tunin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1">COM1</text:p>
          </table:table-cell>
          <table:table-cell table:style-name="Table1.A1" office:value-type="string">
            <text:p text:style-name="P24">ARC-164</text:p>
          </table:table-cell>
          <table:table-cell table:style-name="Table1.A1" office:value-type="string">
            <text:p text:style-name="P19"><text:span text:style-name="T18">U</text:span><text:span text:style-name="T19">HF</text:span></text:p>
          </table:table-cell>
          <table:table-cell table:style-name="Table1.A1" office:value-type="string">
            <text:p text:style-name="P25">225.000 <text:span text:style-name="T15">to</text:span> 399.975 MHz</text:p>
          </table:table-cell>
          <table:table-cell table:style-name="Table1.A1" office:value-type="string">
            <text:p text:style-name="P23">AM</text:p>
          </table:table-cell>
          <table:table-cell table:style-name="Table1.F1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1">COM2</text:p>
          </table:table-cell>
          <table:table-cell table:style-name="Table1.A2" office:value-type="string">
            <text:p text:style-name="P24">ARC-222</text:p>
          </table:table-cell>
          <table:table-cell table:style-name="Table1.A2" office:value-type="string">
            <text:p text:style-name="P22"><text:span text:style-name="T16">V</text:span>HF</text:p>
          </table:table-cell>
          <table:table-cell table:style-name="Table1.A2" office:value-type="string">
            <text:p text:style-name="P25">108.000 <text:span text:style-name="T15">to</text:span> 151.975 MHz</text:p>
          </table:table-cell>
          <table:table-cell table:style-name="Table1.A2" office:value-type="string">
            <text:p text:style-name="P15">AM</text:p>
          </table:table-cell>
          <table:table-cell table:style-name="Table1.F2" office:value-type="string">
            <text:p text:style-name="P16"/>
          </table:table-cell>
        </table:table-row>
      </table:table>
      <text:p text:style-name="P7">Using preset frequencies:</text:p>
      <text:list text:style-name="L1">
        <text:list-item>
          <text:p text:style-name="P26">Press <text:span text:style-name="T14">COM 1</text:span> or <text:span text:style-name="T14">COM 2</text:span> buttons on UFC. <text:s/>DED will show appropriate radio page.</text:p>
        </text:list-item>
        <text:list-item>
          <text:p text:style-name="P26">Use <text:span text:style-name="T14">Dobber up/down</text:span> to select the channel/frequency field on the right middle (NOT the bottom field). <text:s/>Enter the preset channel number, then press <text:span text:style-name="T14">ENTR</text:span>.</text:p>
        </text:list-item>
        <text:list-item>
          <text:p text:style-name="P26">Press <text:span text:style-name="T14">RTN</text:span> to return to main DED page.</text:p>
        </text:list-item>
      </text:list>
      <text:list text:style-name="L2">
        <text:list-item>
          <text:p text:style-name="P48"><text:span text:style-name="T1">Quick change if you're already using a preset channel: <text:s/>On main DED page (press </text:span><text:span text:style-name="T9">RTN</text:span><text:span text:style-name="T1">), use </text:span><text:span text:style-name="T9">Dobber up/down</text:span><text:span text:style-name="T1"> to select the UHF or VHF radio field. <text:s/>Press </text:span><text:span text:style-name="T9">INCR up/down</text:span><text:span text:style-name="T1"> to flip through the channels. <text:s/>Look at the SRS display to see what frequency you're on.</text:span></text:p>
        </text:list-item>
      </text:list>
      <text:p text:style-name="P7">Changing preset frequencies:</text:p>
      <text:list xml:id="list373845772" text:style-name="L3">
        <text:list-item>
          <text:p text:style-name="P27">Press <text:span text:style-name="T14">COM 1</text:span> or <text:span text:style-name="T14">COM 2</text:span> buttons on UFC. <text:s/>DED will show appropriate radio page.</text:p>
        </text:list-item>
        <text:list-item>
          <text:p text:style-name="P49"><text:span text:style-name="T1">Use </text:span><text:span text:style-name="T9">Dobber up/down</text:span><text:span text:style-name="T1"> to select the channel field on the second to last line. <text:s/>Use </text:span><text:span text:style-name="T9">INCR up/down</text:span><text:span text:style-name="T1"> to flip through the channels. <text:s/>The current frequency for </text:span><text:span text:style-name="T2">the selected</text:span><text:span text:style-name="T1"> channel will be shown on the bottom line. <text:s/>Select the channel you want to change.</text:span></text:p>
        </text:list-item>
        <text:list-item>
          <text:p text:style-name="P49"><text:span text:style-name="T1">Use </text:span><text:span text:style-name="T9">Dobber up/down</text:span><text:span text:style-name="T1"> to select the frequency field on the bottom (NOT the field on the middle right). <text:s/>Enter the frequency you want </text:span><text:span text:style-name="T2">the selected</text:span><text:span text:style-name="T1"> channel to be set to, then press </text:span><text:span text:style-name="T9">ENTR</text:span><text:span text:style-name="T1">.</text:span></text:p>
        </text:list-item>
      </text:list>
      <text:list text:style-name="L4">
        <text:list-item>
          <text:list>
            <text:list-item>
              <text:p text:style-name="P50"><text:span text:style-name="T1">This does </text:span><text:span text:style-name="T9">not</text:span><text:span text:style-name="T1"> change what channel or frequency you're currently tuned to, it only changes the frequency for the channel you have selected on the field above!</text:span></text:p>
            </text:list-item>
          </text:list>
        </text:list-item>
      </text:list>
      <text:list xml:id="list135510713336532" text:continue-list="list373845772" text:style-name="L3">
        <text:list-item>
          <text:p text:style-name="P27">Press <text:span text:style-name="T14">RTN</text:span> to return to main DED page.</text:p>
        </text:list-item>
      </text:list>
      <text:p text:style-name="P7">Using manual frequencies:</text:p>
      <text:list text:style-name="L5">
        <text:list-item>
          <text:p text:style-name="P28">Press <text:span text:style-name="T14">COM 1</text:span> or <text:span text:style-name="T14">COM 2</text:span> buttons on UFC. <text:s/>DED will show appropriate radio page.</text:p>
        </text:list-item>
        <text:list-item>
          <text:p text:style-name="P28">Use <text:span text:style-name="T14">Dobber up/down</text:span> to select the channel/frequency field on the right middle (NOT the bottom field). <text:s/>Enter the frequency in NNN.NNN format, then press <text:span text:style-name="T14">ENTR</text:span>.</text:p>
        </text:list-item>
        <text:list-item>
          <text:p text:style-name="P28">Press <text:span text:style-name="T14">RTN</text:span> to return to main DED page.</text:p>
        </text:list-item>
      </text:list>
      <text:list text:style-name="L6">
        <text:list-item>
          <text:p text:style-name="P29">NOTE: Quick change method mentioned above for channels doesn't work if you're tuned to a frequency manually, it only works if you're tuned to a preset channel.</text:p>
        </text:list-item>
      </text:list>
      <text:p text:style-name="P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1-01T13:55:08.857000000</dc:date>
    <meta:editing-duration>PT21H24M23S</meta:editing-duration>
    <meta:editing-cycles>86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34" meta:word-count="358" meta:character-count="1921" meta:non-whitespace-character-count="1598"/>
  </office:meta>
</office:document-meta>
</file>